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21db63" officeooo:paragraph-rsid="0021db63"/>
    </style:style>
    <style:style style:name="P2" style:family="paragraph" style:parent-style-name="Standard">
      <style:text-properties fo:language="es" fo:country="ES" officeooo:rsid="002d4f2d" officeooo:paragraph-rsid="002d4f2d"/>
    </style:style>
    <style:style style:name="P3" style:family="paragraph" style:parent-style-name="Standard">
      <style:text-properties fo:language="es" fo:country="ES" fo:font-weight="bold" officeooo:rsid="00358fb7" officeooo:paragraph-rsid="003710b2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358fb7" officeooo:paragraph-rsid="002d4f2d" style:font-weight-asian="bold" style:font-weight-complex="bold"/>
    </style:style>
    <style:style style:name="P5" style:family="paragraph" style:parent-style-name="Standard">
      <style:text-properties fo:language="es" fo:country="ES" officeooo:rsid="0021db63" officeooo:paragraph-rsid="0021db63"/>
    </style:style>
    <style:style style:name="P6" style:family="paragraph" style:parent-style-name="Standard">
      <style:text-properties fo:language="es" fo:country="ES" officeooo:rsid="00358fb7" officeooo:paragraph-rsid="003710b2"/>
    </style:style>
    <style:style style:name="P7" style:family="paragraph" style:parent-style-name="Standard">
      <style:text-properties fo:language="es" fo:country="ES" fo:font-style="normal" fo:font-weight="normal" officeooo:rsid="003710b2" officeooo:paragraph-rsid="003710b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3710b2"/>
    </style:style>
    <style:style style:name="T1" style:family="text">
      <style:text-properties officeooo:rsid="00373e20"/>
    </style:style>
    <style:style style:name="T2" style:family="text">
      <style:text-properties fo:language="es" fo:country="ES" fo:font-style="normal" fo:font-weight="normal" officeooo:rsid="003710b2" style:font-style-asian="normal" style:font-weight-asian="normal" style:font-style-complex="normal" style:font-weight-complex="normal"/>
    </style:style>
    <style:style style:name="T3" style:family="text">
      <style:text-properties fo:language="es" fo:country="ES" fo:font-style="normal" fo:font-weight="normal" officeooo:rsid="00373e20" style:font-style-asian="normal" style:font-weight-asian="normal" style:font-style-complex="normal" style:font-weight-complex="normal"/>
    </style:style>
    <style:style style:name="T4" style:family="text">
      <style:text-properties officeooo:rsid="0038c8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ANDOS </text:p>
      <text:p text:style-name="P6"/>
      <text:p text:style-name="P6">Importar bd con archivo sql a un lando en mi ordenador</text:p>
      <text:p text:style-name="P3">lando db-import nombre.archivo.db.sql</text:p>
      <text:p text:style-name="P1"/>
      <text:p text:style-name="P1"/>
      <text:p text:style-name="P2">---------------------------------------------------------------</text:p>
      <text:p text:style-name="P4"/>
      <text:p text:style-name="P8"><text:span text:style-name="T2">Proyecto </text:span><text:span text:style-name="T3">prueba (vall de boi)</text:span></text:p>
      <text:p text:style-name="P7"/>
      <text:p text:style-name="P7">-selectores css de donde los coje</text:p>
      <text:p text:style-name="P7">-porque no hay relaciones o filtros contextuales</text:p>
      <text:p text:style-name="P7">-<text:span text:style-name="T1">links/url con alias (cuando y donde se ponen) para tener un buen flujo de paginas</text:span></text:p>
      <text:p text:style-name="P7">-<text:span text:style-name="T4">el tema es solo un bootstrap?</text:span></text:p>
      <text:p text:style-name="P7">-<text:span text:style-name="T4">con los field grup se hace esa jerarquia tanto en el formulario como en lo que se ve luego en la we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0:36:29.423610232</meta:creation-date>
    <dc:date>2021-03-08T16:57:47.005660199</dc:date>
    <meta:editing-duration>PT7H11M31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77" meta:character-count="486" meta:non-whitespace-character-count="418"/>
  </office:meta>
</office:document-meta>
</file>